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solid" svg:stroke-width="0.051cm" draw:fill="solid" draw:fill-color="#e6e6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dash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solid" svg:stroke-width="0.102cm" draw:marker-start="Arrow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5" style:family="graphic" style:parent-style-name="standard">
      <style:graphic-properties draw:stroke="solid" draw:stroke-dash="Ultrafine_20_Dashe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6" style:family="graphic" style:parent-style-name="standard">
      <style:graphic-properties draw:stroke="solid" svg:stroke-width="0.152cm" draw:marker-start="Arrow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7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8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draw:stroke-dash="Ultrafine_20_Dashed" svg:stroke-width="0.051cm" draw:marker-start="Arrow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draw:marker-start="Arrow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3" style:family="graphic" style:parent-style-name="standard">
      <style:graphic-properties draw:stroke="solid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4" style:family="graphic" style:parent-style-name="standard">
      <style:graphic-properties draw:stroke="dash" draw:stroke-dash="Fine_20_Dotted" svg:stroke-width="0.051cm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Ultrafine_20_Dashed" svg:stroke-width="0.102cm" svg:stroke-color="#000000" draw:marker-start="Arrow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draw:stroke-dash="Ultrafine_20_Dashe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8.255cm" svg:height="10.795cm" svg:x="18.14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605cm" svg:height="10.795cm" svg:x="1.63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4.445cm" svg:x="9.89cm" svg:y="6.08cm">
          <text:p text:style-name="P1"><text:span text:style-name="T1">Crossfire</text:span><text:span text:style-name="T2">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86cm" svg:height="4.446cm" svg:x="18.78cm" svg:y="6.08cm">
          <text:p text:style-name="P1"><text:span text:style-name="T1">Crossfire 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335cm" svg:height="3.81cm" svg:x="2.27cm" svg:y="1.635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6.08cm">
          <text:p text:style-name="P1"><text:span text:style-name="T1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8.62cm">
          <text:p text:style-name="P1"><text:span text:style-name="T1">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985cm" svg:height="3.81cm" svg:x="18.78cm" svg:y="1.635cm">
          <text:p text:style-name="P1"><text:span text:style-name="T1">Client Host</text:span></text:p>
          <text:p text:style-name="P1"><text:span text:style-name="T1"><text:s/></text:span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8.62cm" svg:x2="18.78cm" svg:y2="8.62cm">
          <text:p text:style-name="P1"><text:span text:style-name="T3">JSON</text:span></text:p>
          <text:p text:style-name="P1"/>
        </draw:line>
        <draw:line draw:style-name="gr10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6" draw:text-style-name="P1" draw:layer="layout" svg:width="11.429cm" svg:height="3.81cm" svg:x="2.271cm" svg:y="1.635cm">
          <text:p text:style-name="P1"><text:span text:style-name="T2">Debugge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3.81cm" svg:x="14.97cm" svg:y="1.635cm">
          <text:p text:style-name="P1"><text:span text:style-name="T2">Debugger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13" draw:text-style-name="P3" draw:layer="layout" svg:width="12.522cm" svg:height="15.24cm" svg:x="14.418cm" svg:y="2.27cm">
          <text:p text:style-name="P1"><text:span text:style-name="T1">Debugger Brows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2.7cm" svg:height="15.338cm" svg:x="1cm" svg:y="2.27cm">
          <text:p text:style-name="P1"><text:span text:style-name="T1">Debuggee Brows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" draw:layer="layout" svg:width="6.267cm" svg:height="3.81cm" svg:x="15.688cm" svg:y="12.43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15cm" svg:height="4.445cm" svg:x="1.718cm" svg:y="4.175cm">
          <text:p text:style-name="P1"><text:span text:style-name="T1">Crossfire </text:span></text:p>
          <text:p text:style-name="P1"><text:span text:style-name="T1">Server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15cm" svg:height="4.445cm" svg:x="20.685cm" svg:y="4.175cm">
          <text:p text:style-name="P1"><text:span text:style-name="T1">Crossfire</text:span></text:p>
          <text:p text:style-name="P1"><text:span text:style-name="T1"><text:s/></text:span><text:span text:style-name="T1">Client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3.175cm" svg:x="8.703cm" svg:y="4.175cm">
          <text:p text:style-name="P1"><text:span text:style-name="T1">Crossfire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3.81cm" svg:x="23.225cm" svg:y="12.43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3.225cm" svg:y1="14.335cm" svg:x2="21.955cm" svg:y2="14.335cm">
          <text:p/>
        </draw:line>
        <draw:line draw:style-name="gr16" draw:text-style-name="P1" draw:layer="layout" svg:x1="6.798cm" svg:y1="8.62cm" svg:x2="6.798cm" svg:y2="12.43cm">
          <text:p/>
        </draw:line>
        <draw:line draw:style-name="gr17" draw:text-style-name="P1" draw:layer="layout" svg:x1="8.703cm" svg:y1="6.08cm" svg:x2="7.433cm" svg:y2="6.08cm">
          <text:p/>
        </draw:line>
        <draw:custom-shape draw:style-name="gr3" draw:text-style-name="P1" draw:layer="layout" svg:width="11.347cm" svg:height="5.08cm" svg:x="15.053cm" svg:y="11.7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445cm" svg:height="1.905cm" svg:x="8.703cm" svg:y="8.62cm">
          <text:p text:style-name="P1"><text:span text:style-name="T3">Server Tool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445cm" svg:height="1.905cm" svg:x="15.053cm" svg:y="8.62cm">
          <text:p text:style-name="P1"><text:span text:style-name="T3">Client Tools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7.593cm" svg:y1="10.525cm" svg:x2="17.593cm" svg:y2="12.43cm">
          <text:p/>
        </draw:line>
        <draw:line draw:style-name="gr20" draw:text-style-name="P1" draw:layer="layout" svg:x1="10.608cm" svg:y1="8.62cm" svg:x2="10.608cm" svg:y2="7.35cm">
          <text:p/>
        </draw:line>
        <draw:custom-shape draw:style-name="gr14" draw:text-style-name="P1" draw:layer="layout" svg:width="6.35cm" svg:height="3.81cm" svg:x="6.163cm" svg:y="12.43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3.81cm" svg:x="2.353cm" svg:y="12.43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893cm" svg:y1="14.335cm" svg:x2="6.163cm" svg:y2="14.335cm">
          <text:p/>
        </draw:line>
        <draw:custom-shape draw:style-name="gr3" draw:text-style-name="P1" draw:layer="layout" svg:width="11.43cm" svg:height="5.08cm" svg:x="1.718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62cm" svg:height="3.175cm" svg:x="15.053cm" svg:y="4.176cm">
          <text:p text:style-name="P1"><text:span text:style-name="T1">Crossfire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958cm" svg:y1="8.62cm" svg:x2="16.958cm" svg:y2="7.35cm">
          <text:p/>
        </draw:line>
        <draw:line draw:style-name="gr16" draw:text-style-name="P1" draw:layer="layout" svg:x1="21.32cm" svg:y1="8.62cm" svg:x2="21.32cm" svg:y2="12.43cm">
          <text:p/>
        </draw:line>
        <draw:line draw:style-name="gr21" draw:text-style-name="P1" draw:layer="layout" svg:x1="12.513cm" svg:y1="14.335cm" svg:x2="15.688cm" svg:y2="14.335cm">
          <text:p/>
        </draw:line>
        <draw:line draw:style-name="gr19" draw:text-style-name="P1" draw:layer="layout" svg:x1="10.525cm" svg:y1="12.429cm" svg:x2="10.525cm" svg:y2="10.524cm">
          <text:p/>
        </draw:line>
        <draw:line draw:style-name="gr17" draw:text-style-name="P1" draw:layer="layout" svg:x1="19.415cm" svg:y1="6.08cm" svg:x2="20.685cm" svg:y2="6.08cm">
          <text:p/>
        </draw:line>
      </draw:page>
      <draw:page draw:name="page5" draw:style-name="dp1" draw:master-page-name="Default">
        <draw:custom-shape draw:style-name="gr22" draw:text-style-name="P1" draw:layer="layout" svg:width="20.318cm" svg:height="3.81cm" svg:x="2.272cm" svg:y="1.635cm">
          <text:p text:style-name="P1"><text:span text:style-name="T2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0.32cm" svg:height="1.905cm" svg:x="2.27cm" svg:y="6.082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11.16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16.24cm" svg:y="11.16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35cm" svg:height="2.54cm" svg:x="9.255cm" svg:y="11.16cm">
          <text:p text:style-name="P1">Browser Tools</text:p>
          <text:p text:style-name="P1"><text:s/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9.255cm" svg:y="8.62cm">
          <text:p text:style-name="P1">TabWatch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1" draw:layer="layout" svg:width="10.793cm" svg:height="3.175cm" svg:x="2.272cm" svg:y="1.635cm">
          <text:p text:style-name="P1"><text:span text:style-name="T1">Debugge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95cm" svg:height="10.16cm" svg:x="15.605cm" svg:y="1.635cm">
          <text:p text:style-name="P1"><text:span text:style-name="T1">Debugger Brows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.27cm" svg:y="6.081cm">
          <text:p text:style-name="P1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2.539cm" svg:x="2.27cm" svg:y="8.621cm">
          <text:p text:style-name="P1"><text:span text:style-name="T3">Modu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5.08cm" svg:x="8.62cm" svg:y="6.08cm">
          <text:p text:style-name="P1"><text:span text:style-name="T3">Crossfire </text:span></text:p>
          <text:p text:style-name="P1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5cm" svg:height="4.445cm" svg:x="16.24cm" svg:y="6.08cm">
          <text:p text:style-name="P1"><text:span text:style-name="T3">Crossfire</text:span></text:p>
          <text:p text:style-name="P1"><text:span text:style-name="T3"><text:s/></text:span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0.05cm" svg:y="6.08cm">
          <text:p text:style-name="P1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0.05cm" svg:y="8.62cm">
          <text:p text:style-name="P1"><text:span text:style-name="T3">Panel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11.43cm" svg:x="1.635cm" svg:y="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.27cm" svg:y1="5.445cm" svg:x2="13.065cm" svg:y2="5.445cm">
          <text:p/>
        </draw:line>
        <draw:custom-shape draw:style-name="gr3" draw:text-style-name="P1" draw:layer="layout" svg:width="12.065cm" svg:height="11.43cm" svg:x="14.97cm" svg:y="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065cm" svg:y1="8.62cm" svg:x2="16.24cm" svg:y2="8.62cm">
          <text:p/>
        </draw:line>
      </draw:page>
      <draw:page draw:name="page7" draw:style-name="dp1" draw:master-page-name="Default">
        <draw:custom-shape draw:style-name="gr6" draw:text-style-name="P1" draw:layer="layout" svg:width="11.428cm" svg:height="3.175cm" svg:x="2.272cm" svg:y="1.635cm">
          <text:p text:style-name="P1"><text:span text:style-name="T1">Google Chrom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.27cm" svg:y="6.081cm">
          <text:p text:style-name="P1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2.539cm" svg:x="2.27cm" svg:y="8.621cm">
          <text:p text:style-name="P1"><text:span text:style-name="T3">Modu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5.08cm" svg:x="9.255cm" svg:y="6.08cm">
          <text:p text:style-name="P1"><text:span text:style-name="T3">Crossfire </text:span></text:p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335cm" svg:height="11.43cm" svg:x="1.635cm" svg:y="1cm">
          <text:p/>
          <draw:enhanced-geometry svg:viewBox="0 0 21600 21600" draw:type="rectangle" draw:enhanced-path="M 0 0 L 21600 0 21600 21600 0 21600 0 0 Z N"/>
        </draw:custom-shape>
        <draw:path draw:style-name="gr26" draw:text-style-name="P1" draw:layer="layout" svg:width="1.904cm" svg:height="5.079cm" svg:x="13.7cm" svg:y="3.54cm" svg:viewBox="0 0 1905 5080" svg:d="m0 5080c635 0 1905-635 1905-2540s-1905-2540-1905-2540">
          <text:p text:style-name="P1">JSON</text:p>
        </draw:path>
        <draw:line draw:style-name="gr27" draw:text-style-name="P1" draw:layer="layout" svg:x1="7.985cm" svg:y1="9.89cm" svg:x2="9.25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6T17:12:08</dc:date>
    <dc:creator>M. Collins</dc:creator>
    <meta:editing-duration>PT08H04M50S</meta:editing-duration>
    <meta:editing-cycles>15</meta:editing-cycles>
    <meta:generator>OpenOffice.org/3.2$Linux OpenOffice.org_project/320m19$Build-9505</meta:generator>
    <meta:document-statistic meta:object-count="76"/>
  </office:meta>
</office:document-meta>
</file>